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>
      <style:table-cell-properties fo:background-color="#cc99ff" fo:border="0.06pt solid #000000"/>
    </style:style>
    <style:style style:name="ce3" style:family="table-cell" style:parent-style-name="Default">
      <style:table-cell-properties fo:background-color="#ccccff" fo:border="0.06pt solid #000000"/>
    </style:style>
    <style:style style:name="ce4" style:family="table-cell" style:parent-style-name="Default">
      <style:table-cell-properties fo:background-color="#99ccff"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e6e6ff" fo:border-left="0.06pt solid #000000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e6e6ff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ccff00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ackground-color="#eeeeee" fo:border="0.06pt solid #000000"/>
    </style:style>
    <style:style style:name="ce13" style:family="table-cell" style:parent-style-name="Default">
      <style:table-cell-properties fo:border-bottom="0.06pt solid #000000" fo:background-color="#e6e6ff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ccff99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ccff00" fo:border-left="0.06pt solid #000000" fo:border-right="none" fo:border-top="none"/>
    </style:style>
    <style:style style:name="ce16" style:family="table-cell" style:parent-style-name="Default">
      <style:table-cell-properties fo:background-color="#ccffff" fo:border="0.06pt solid #000000"/>
    </style:style>
    <style:style style:name="ce17" style:family="table-cell" style:parent-style-name="Default">
      <style:table-cell-properties fo:background-color="#99ffcc" fo:border="0.06pt solid #000000"/>
    </style:style>
    <style:style style:name="ce18" style:family="table-cell" style:parent-style-name="Default">
      <style:table-cell-properties fo:background-color="#ccffcc" fo:border="0.06pt solid #000000"/>
    </style:style>
    <style:style style:name="ce19" style:family="table-cell" style:parent-style-name="Default">
      <style:table-cell-properties fo:background-color="#ccff99" fo:border="0.06pt solid #00000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none"/>
    </style:style>
    <style:style style:name="ce22" style:family="table-cell" style:parent-style-name="Default">
      <style:table-cell-properties fo:border-bottom="0.06pt solid #000000" fo:background-color="#ccff00" fo:border-left="none" fo:border-right="none" fo:border-top="0.06pt solid #000000"/>
    </style:style>
    <style:style style:name="ce23" style:family="table-cell" style:parent-style-name="Default">
      <style:table-cell-properties fo:background-color="transparent" fo:border="none"/>
      <style:text-properties style:use-window-font-color="true"/>
    </style:style>
    <style:style style:name="ce24" style:family="table-cell" style:parent-style-name="Default">
      <style:table-cell-properties fo:border-bottom="none" fo:background-color="#ccff99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ackground-color="#ccff00" fo:border-left="none" fo:border-right="none" fo:border-top="none"/>
    </style:style>
    <style:style style:name="ce26" style:family="table-cell" style:parent-style-name="Default">
      <style:table-cell-properties fo:background-color="#e6e6ff" fo:border="0.06pt solid #000000"/>
    </style:style>
    <style:style style:name="ce27" style:family="table-cell" style:parent-style-name="Default">
      <style:table-cell-properties fo:background-color="#cfe7f5" fo:border="0.06pt solid #000000"/>
    </style:style>
    <style:style style:name="ce28" style:family="table-cell" style:parent-style-name="Default">
      <style:table-cell-properties fo:background-color="#ff99cc" fo:border="0.06pt solid #000000"/>
    </style:style>
    <style:style style:name="ce29" style:family="table-cell" style:parent-style-name="Default">
      <style:table-cell-properties fo:background-color="#ffcccc" fo:border="0.06pt solid #000000"/>
    </style:style>
    <style:style style:name="ce30" style:family="table-cell" style:parent-style-name="Default">
      <style:table-cell-properties fo:background-color="#ffcc99" fo:border="0.06pt solid #000000"/>
    </style:style>
    <style:style style:name="ce31" style:family="table-cell" style:parent-style-name="Default">
      <style:table-cell-properties fo:background-color="#ffffcc" fo:border="0.06pt solid #000000"/>
    </style:style>
    <style:style style:name="ce32" style:family="table-cell" style:parent-style-name="Default">
      <style:table-cell-properties fo:border-bottom="0.06pt solid #000000" fo:background-color="#e6e6ff" fo:border-left="none" fo:border-right="0.06pt solid #000000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ccff99" fo:border-left="none" fo:border-right="0.06pt solid #000000" fo:border-top="0.06pt solid #000000"/>
    </style:style>
    <style:style style:name="ce34" style:family="table-cell" style:parent-style-name="Default">
      <style:table-cell-properties fo:border-bottom="0.06pt solid #000000" fo:background-color="#ccff00" fo:border-left="none" fo:border-right="0.06pt solid #000000" fo:border-top="none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0"/>
    <style:style style:name="ce38" style:family="table-cell" style:parent-style-name="Default">
      <style:table-cell-properties fo:border-bottom="none" fo:background-color="#ff66ff" fo:border-left="0.06pt solid #000000" fo:border-right="0.06pt solid #000000" fo:border-top="0.06pt solid #000000"/>
    </style:style>
    <style:style style:name="ce39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40" style:family="table-cell" style:parent-style-name="Default">
      <style:table-cell-properties fo:background-color="#ff66ff" fo:border="0.06pt solid #000000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column table:style-name="co1" table:default-cell-style-name="ce21"/>
        <table:table-row table:style-name="ro1">
          <table:table-cell table:number-columns-repeated="5"/>
          <table:table-cell table:style-name="ce7" office:value-type="string" calcext:value-type="string">
            <text:p>DT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formula="of:=[.E15]*[.E16]" office:value-type="float" office:value="0.00058673816464478" calcext:value-type="float">
            <text:p>0.0005867382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ce7" office:value-type="string" calcext:value-type="string">
            <text:p>IN</text:p>
          </table:table-cell>
          <table:table-cell table:style-name="ce12" office:value-type="float" office:value="0" calcext:value-type="float">
            <text:p>0</text:p>
          </table:table-cell>
          <table:table-cell table:style-name="ce3" table:formula="of:=[.E18]*[.E19]" office:value-type="float" office:value="0.00000316267169061955" calcext:value-type="float">
            <text:p>3.16267169061955E-006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ce7" office:value-type="string" calcext:value-type="string">
            <text:p>JJ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6" table:formula="of:=MAX([.H15:.H17])*[.H18]" office:value-type="float" office:value="0.0000000105331235317031" calcext:value-type="float">
            <text:p>1.05331235317031E-008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ce7" office:value-type="string" calcext:value-type="string">
            <text:p>MD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27" table:formula="of:=MAX([.K22])*[.K23]" office:value-type="float" office:value="1.73292629855879E-017" calcext:value-type="float">
            <text:p>1.73292629855879E-017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ce7" office:value-type="string" calcext:value-type="string">
            <text:p>NN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table:formula="of:=MAX([.H21:.H23])*[.H24]" office:value-type="float" office:value="0.0000000443730044407359" calcext:value-type="float">
            <text:p>4.43730044407359E-008</text:p>
          </table:table-cell>
          <table:table-cell table:style-name="ce26" table:formula="of:=MAX([.J15:.J18])*[.J19]" office:value-type="float" office:value="0.00000000000145547004405969" calcext:value-type="float">
            <text:p>1.45547004405969E-012</text:p>
          </table:table-cell>
          <table:table-cell table:style-name="ce28" table:formula="of:=MAX([.K26])*[.K27]" office:value-type="float" office:value="5.96757272764914E-018" calcext:value-type="float">
            <text:p>5.96757272764914E-018</text:p>
          </table:table-cell>
          <table:table-cell table:style-name="ce29" table:formula="of:=MAX([.N16:.N17])*[.N18]" office:value-type="float" office:value="3.18079384228245E-022" calcext:value-type="float">
            <text:p>3.18079384228245E-022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ce7" office:value-type="string" calcext:value-type="string">
            <text:p>NNP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0" table:formula="of:=MAX([.N21:.N22])*[.N23]" office:value-type="float" office:value="1.11891988643421E-024" calcext:value-type="float">
            <text:p>1.11891988643421E-024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ce7" office:value-type="string" calcext:value-type="string">
            <text:p>VB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" table:formula="of:=MAX([.H27:.H29])*[.H30]" office:value-type="float" office:value="0.0000000000176021449393434" calcext:value-type="float">
            <text:p>1.76021449393434E-01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31" table:formula="of:=MAX([.N25:.N26])*[.N27]" office:value-type="float" office:value="2.62476295470168E-021" calcext:value-type="float">
            <text:p>2.62476295470168E-021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ce7" office:value-type="string" calcext:value-type="string">
            <text:p>VBP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9" table:formula="of:=MAX([.H33:.H35])*[.H36]" office:value-type="float" office:value="0.000000000108541604282008" calcext:value-type="float">
            <text:p>1.08541604282008E-01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ce7" office:value-type="string" calcext:value-type="string">
            <text:p>WDT</text:p>
          </table:table-cell>
          <table:table-cell table:style-name="ce12" office:value-type="float" office:value="0" calcext:value-type="float">
            <text:p>0</text:p>
          </table:table-cell>
          <table:table-cell table:style-name="ce4" table:formula="of:=[.E21]*[.E22]" office:value-type="float" office:value="0.000000184833942233028" calcext:value-type="float">
            <text:p>1.84833942233028E-007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ce7" office:value-type="string" calcext:value-type="string">
            <text:p>&lt;s&gt;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ce8"/>
          <table:table-cell table:style-name="ce13" office:value-type="string" calcext:value-type="string">
            <text:p>&lt;s&gt;</text:p>
          </table:table-cell>
          <table:table-cell table:style-name="ce13" office:value-type="string" calcext:value-type="string">
            <text:p>That</text:p>
          </table:table-cell>
          <table:table-cell table:style-name="ce13" office:value-type="string" calcext:value-type="string">
            <text:p>round</text:p>
          </table:table-cell>
          <table:table-cell table:style-name="ce13" office:value-type="string" calcext:value-type="string">
            <text:p>table</text:p>
          </table:table-cell>
          <table:table-cell table:style-name="ce13" office:value-type="string" calcext:value-type="string">
            <text:p>might</text:p>
          </table:table-cell>
          <table:table-cell table:style-name="ce32" office:value-type="string" calcext:value-type="string">
            <text:p>collapse</text:p>
          </table:table-cell>
          <table:table-cell/>
          <table:table-cell table:style-name="Default"/>
        </table:table-row>
        <table:table-row table:style-name="ro1">
          <table:table-cell table:number-columns-repeated="6"/>
          <table:table-cell table:style-name="ce14" table:formula="of:=MAX([.G10])" office:value-type="float" office:value="1" calcext:value-type="float">
            <text:p>1</text:p>
          </table:table-cell>
          <table:table-cell table:style-name="ce24" table:formula="of:=MAX([.H1:.H9])" office:value-type="float" office:value="0.00058673816464478" calcext:value-type="float">
            <text:p>0.0005867382</text:p>
          </table:table-cell>
          <table:table-cell table:style-name="ce24" table:formula="of:=MAX([.I3:.I8])" office:value-type="float" office:value="0.0000000443730044407359" calcext:value-type="float">
            <text:p>4.43730044407359E-008</text:p>
          </table:table-cell>
          <table:table-cell table:style-name="ce24" table:formula="of:=[.J5]" office:value-type="float" office:value="0.00000000000145547004405969" calcext:value-type="float">
            <text:p>1.45547004405969E-012</text:p>
          </table:table-cell>
          <table:table-cell table:style-name="ce24" table:formula="of:=MAX([.K4:.K5])" office:value-type="float" office:value="1.73292629855879E-017" calcext:value-type="float">
            <text:p>1.73292629855879E-017</text:p>
          </table:table-cell>
          <table:table-cell table:style-name="ce33" table:formula="of:=MAX([.L5:.L7])" office:value-type="float" office:value="2.62476295470168E-021" calcext:value-type="float">
            <text:p>2.62476295470168E-021</text:p>
          </table:table-cell>
          <table:table-cell/>
          <table:table-cell table:style-name="Default"/>
        </table:table-row>
        <table:table-row table:style-name="ro2">
          <table:table-cell table:number-columns-repeated="4"/>
          <table:table-cell table:style-name="ce5" office:value-type="string" calcext:value-type="string" table:number-columns-spanned="2" table:number-rows-spanned="1">
            <text:p>Viterbi Optimal:</text:p>
          </table:table-cell>
          <table:covered-table-cell table:style-name="ce9" office:value-type="string" calcext:value-type="string">
            <text:p>Viterbi Optimal:</text:p>
          </table:covered-table-cell>
          <table:table-cell table:style-name="ce15" office:value-type="string" calcext:value-type="string">
            <text:p>&lt;s&gt;</text:p>
          </table:table-cell>
          <table:table-cell table:style-name="ce25" office:value-type="string" calcext:value-type="string">
            <text:p>DT</text:p>
          </table:table-cell>
          <table:table-cell table:number-columns-repeated="2" table:style-name="ce25" office:value-type="string" calcext:value-type="string">
            <text:p>NN</text:p>
          </table:table-cell>
          <table:table-cell table:style-name="ce25" office:value-type="string" calcext:value-type="string">
            <text:p>MD</text:p>
          </table:table-cell>
          <table:table-cell table:style-name="ce34" office:value-type="string" calcext:value-type="string">
            <text:p>VB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1" office:value-type="currency" office:currency="USD" office:value="1" calcext:value-type="currency">
            <text:p>$1.00</text:p>
          </table:table-cell>
          <table:table-cell table:number-columns-repeated="2"/>
          <table:table-cell table:style-name="ce1" office:value-type="currency" office:currency="USD" office:value="4" calcext:value-type="currency">
            <text:p>$4.00</text:p>
          </table:table-cell>
          <table:table-cell/>
          <table:table-cell table:style-name="ce1" office:value-type="currency" office:currency="USD" office:value="8" calcext:value-type="currency">
            <text:p>$8.00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3"/>
          <table:table-cell table:style-name="ce2" office:value-type="string" calcext:value-type="string">
            <text:p>&lt;s&gt; DT</text:p>
          </table:table-cell>
          <table:table-cell table:style-name="ce2" office:value-type="float" office:value="0.113051669488397" calcext:value-type="float">
            <text:p>0.1130516695</text:p>
          </table:table-cell>
          <table:table-cell/>
          <table:table-cell table:style-name="ce16" office:value-type="string" calcext:value-type="string">
            <text:p>JJ DT</text:p>
          </table:table-cell>
          <table:table-cell table:style-name="ce16" table:formula="of:=0.17952*[.H1]" office:value-type="float" office:value="0.000105331235317031" calcext:value-type="float">
            <text:p>0.0001053312</text:p>
          </table:table-cell>
          <table:table-cell table:style-name="ce26" office:value-type="string" calcext:value-type="string">
            <text:p>NN JJ</text:p>
          </table:table-cell>
          <table:table-cell table:style-name="ce26" table:formula="of:=0.43649*[.I3]" office:value-type="float" office:value="0.00000000459760309035309" calcext:value-type="float">
            <text:p>4.59760309035309E-009</text:p>
          </table:table-cell>
          <table:table-cell table:number-columns-repeated="2"/>
          <table:table-cell table:style-name="ce1" office:value-type="currency" office:currency="USD" office:value="11" calcext:value-type="currency">
            <text:p>$11.00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ce2" office:value-type="string" calcext:value-type="string">
            <text:p>That DT</text:p>
          </table:table-cell>
          <table:table-cell table:style-name="ce2" office:value-type="float" office:value="0.00519" calcext:value-type="float">
            <text:p>0.00519</text:p>
          </table:table-cell>
          <table:table-cell/>
          <table:table-cell table:style-name="ce16" office:value-type="string" calcext:value-type="string">
            <text:p>JJ IN</text:p>
          </table:table-cell>
          <table:table-cell table:style-name="ce16" table:formula="of:=0.07428*[.H2]" office:value-type="float" office:value="0.00000023492325317922" calcext:value-type="float">
            <text:p>2.3492325317922E-007</text:p>
          </table:table-cell>
          <table:table-cell table:style-name="ce26" office:value-type="string" calcext:value-type="string">
            <text:p>NN NN</text:p>
          </table:table-cell>
          <table:table-cell table:style-name="ce26" table:formula="of:=0.13667*[.I5]" office:value-type="float" office:value="0.00000000606445851691537" calcext:value-type="float">
            <text:p>6.06445851691537E-009</text:p>
          </table:table-cell>
          <table:table-cell table:number-columns-repeated="2"/>
          <table:table-cell table:style-name="ce29" office:value-type="string" calcext:value-type="string">
            <text:p>NN NN</text:p>
          </table:table-cell>
          <table:table-cell table:style-name="ce29" table:formula="of:=0.13667*[.K5]" office:value-type="float" office:value="8.15588164687808E-019" calcext:value-type="float">
            <text:p>8.15588164687808E-019</text:p>
          </table:table-cell>
        </table:table-row>
        <table:table-row table:style-name="ro1">
          <table:table-cell table:number-columns-repeated="3"/>
          <table:table-cell table:style-name="ce1" office:value-type="currency" office:currency="USD" office:value="2" calcext:value-type="currency">
            <text:p>$2.00</text:p>
          </table:table-cell>
          <table:table-cell table:number-columns-repeated="2"/>
          <table:table-cell table:style-name="ce16" office:value-type="string" calcext:value-type="string">
            <text:p>JJ WDT</text:p>
          </table:table-cell>
          <table:table-cell table:style-name="ce16" table:formula="of:=0.00944*[.H9]" office:value-type="float" office:value="0.00000000174483241467979" calcext:value-type="float">
            <text:p>1.74483241467979E-009</text:p>
          </table:table-cell>
          <table:table-cell table:style-name="ce26" office:value-type="string" calcext:value-type="string">
            <text:p>NN VB</text:p>
          </table:table-cell>
          <table:table-cell table:style-name="ce26" table:formula="of:=0.0683*[.I7]" office:value-type="float" office:value="0.00000000000120222649935716" calcext:value-type="float">
            <text:p>1.20222649935716E-012</text:p>
          </table:table-cell>
          <table:table-cell table:number-columns-repeated="2"/>
          <table:table-cell table:style-name="ce29" office:value-type="string" calcext:value-type="string">
            <text:p>NN MD</text:p>
          </table:table-cell>
          <table:table-cell table:style-name="ce29" table:formula="of:=0.00073*[.K4]" office:value-type="float" office:value="1.26503619794792E-020" calcext:value-type="float">
            <text:p>1.26503619794792E-020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&lt;s&gt; IN</text:p>
          </table:table-cell>
          <table:table-cell table:style-name="ce3" office:value-type="float" office:value="0.063253433812391" calcext:value-type="float">
            <text:p>0.0632534338</text:p>
          </table:table-cell>
          <table:table-cell/>
          <table:table-cell table:style-name="ce16" office:value-type="string" calcext:value-type="string">
            <text:p>round JJ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26" office:value-type="string" calcext:value-type="string">
            <text:p>NN VBP</text:p>
          </table:table-cell>
          <table:table-cell table:style-name="ce26" table:formula="of:=0.03555*[.I8]" office:value-type="float" office:value="0.00000000000385865403222537" calcext:value-type="float">
            <text:p>3.85865403222537E-012</text:p>
          </table:table-cell>
          <table:table-cell table:number-columns-repeated="2"/>
          <table:table-cell table:style-name="ce29" office:value-type="string" calcext:value-type="string">
            <text:p>collapse NN</text:p>
          </table:table-cell>
          <table:table-cell table:style-name="ce29" office:value-type="float" office:value="0.00039" calcext:value-type="float">
            <text:p>0.00039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hat IN</text:p>
          </table:table-cell>
          <table:table-cell table:style-name="ce3" office:value-type="float" office:value="0.00005" calcext:value-type="float">
            <text:p>0.00005</text:p>
          </table:table-cell>
          <table:table-cell table:number-columns-repeated="2"/>
          <table:table-cell table:formula="of:=MAX([.H15:.H17])" office:value-type="float" office:value="0.000105331235317031" calcext:value-type="float">
            <text:p>0.0001053312</text:p>
          </table:table-cell>
          <table:table-cell table:style-name="ce26" office:value-type="string" calcext:value-type="string">
            <text:p>table NN</text:p>
          </table:table-cell>
          <table:table-cell table:style-name="ce26" office:value-type="float" office:value="0.00024" calcext:value-type="float">
            <text:p>0.00024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ce1" office:value-type="currency" office:currency="USD" office:value="3" calcext:value-type="currency">
            <text:p>$3.00</text:p>
          </table:table-cell>
          <table:table-cell table:number-columns-repeated="2"/>
          <table:table-cell table:style-name="ce1" office:value-type="currency" office:currency="USD" office:value="5" calcext:value-type="currency">
            <text:p>$5.00</text:p>
          </table:table-cell>
          <table:table-cell table:number-columns-repeated="5"/>
          <table:table-cell table:style-name="ce1" office:value-type="currency" office:currency="USD" office:value="12" calcext:value-type="currency">
            <text:p>$12.00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ce4" office:value-type="string" calcext:value-type="string">
            <text:p>&lt;s&gt;WDT</text:p>
          </table:table-cell>
          <table:table-cell table:style-name="ce4" office:value-type="float" office:value="0.0002800514276258" calcext:value-type="float">
            <text:p>0.0002800514</text:p>
          </table:table-cell>
          <table:table-cell/>
          <table:table-cell table:style-name="ce17" office:value-type="string" calcext:value-type="string">
            <text:p>NN DT</text:p>
          </table:table-cell>
          <table:table-cell table:style-name="ce17" table:formula="of:=0.47675*[.H1]" office:value-type="float" office:value="0.000279727419994399" calcext:value-type="float">
            <text:p>0.0002797274</text:p>
          </table:table-cell>
          <table:table-cell/>
          <table:table-cell table:style-name="ce1" office:value-type="currency" office:currency="USD" office:value="9" calcext:value-type="currency">
            <text:p>$9.00</text:p>
          </table:table-cell>
          <table:table-cell table:number-columns-repeated="2"/>
          <table:table-cell table:style-name="ce30" office:value-type="string" calcext:value-type="string">
            <text:p>NNP NN</text:p>
          </table:table-cell>
          <table:table-cell table:style-name="ce30" table:formula="of:=0.01875*[.K5]" office:value-type="float" office:value="1.11891988643421E-019" calcext:value-type="float">
            <text:p>1.11891988643421E-019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That WDT</text:p>
          </table:table-cell>
          <table:table-cell table:style-name="ce4" office:value-type="float" office:value="0.00066" calcext:value-type="float">
            <text:p>0.00066</text:p>
          </table:table-cell>
          <table:table-cell/>
          <table:table-cell table:style-name="ce17" office:value-type="string" calcext:value-type="string">
            <text:p>NN IN</text:p>
          </table:table-cell>
          <table:table-cell table:style-name="ce17" table:formula="of:=0.12031*[.H2]" office:value-type="float" office:value="0.000000380501031098438" calcext:value-type="float">
            <text:p>3.80501031098438E-007</text:p>
          </table:table-cell>
          <table:table-cell/>
          <table:table-cell table:style-name="ce27" office:value-type="string" calcext:value-type="string">
            <text:p>MD NN</text:p>
          </table:table-cell>
          <table:table-cell table:style-name="ce27" table:formula="of:=0.01631*[.J5]" office:value-type="float" office:value="0.0000000000000237387164186135" calcext:value-type="float">
            <text:p>2.37387164186135E-014</text:p>
          </table:table-cell>
          <table:table-cell/>
          <table:table-cell table:style-name="ce30" office:value-type="string" calcext:value-type="string">
            <text:p>NNP MD</text:p>
          </table:table-cell>
          <table:table-cell table:style-name="ce30" table:formula="of:=0.00062*[.K4]" office:value-type="float" office:value="1.07441430510645E-020" calcext:value-type="float">
            <text:p>1.07441430510645E-020</text:p>
          </table:table-cell>
        </table:table-row>
        <table:table-row table:style-name="ro1">
          <table:table-cell table:number-columns-repeated="6"/>
          <table:table-cell table:style-name="ce17" office:value-type="string" calcext:value-type="string">
            <text:p>NN WDT</text:p>
          </table:table-cell>
          <table:table-cell table:style-name="ce17" table:formula="of:=0.0202*[.H9]" office:value-type="float" office:value="0.00000000373364563310717" calcext:value-type="float">
            <text:p>3.73364563310717E-009</text:p>
          </table:table-cell>
          <table:table-cell/>
          <table:table-cell table:style-name="ce27" office:value-type="string" calcext:value-type="string">
            <text:p>might MD</text:p>
          </table:table-cell>
          <table:table-cell table:style-name="ce27" office:value-type="float" office:value="0.00073" calcext:value-type="float">
            <text:p>0.00073</text:p>
          </table:table-cell>
          <table:table-cell/>
          <table:table-cell table:style-name="ce30" office:value-type="string" calcext:value-type="string">
            <text:p>collapse NNP</text:p>
          </table:table-cell>
          <table:table-cell table:style-name="ce30" office:value-type="float" office:value="0.00001" calcext:value-type="float">
            <text:p>0.00001</text:p>
          </table:table-cell>
        </table:table-row>
        <table:table-row table:style-name="ro1">
          <table:table-cell table:number-columns-repeated="6"/>
          <table:table-cell table:style-name="ce17" office:value-type="string" calcext:value-type="string">
            <text:p>round NN</text:p>
          </table:table-cell>
          <table:table-cell table:style-name="ce17" office:value-type="float" office:value="0.000158629441624365" calcext:value-type="float">
            <text:p>0.0001586294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9"/>
          <table:table-cell table:style-name="ce1" office:value-type="currency" office:currency="USD" office:value="10" calcext:value-type="currency">
            <text:p>$10.00</text:p>
          </table:table-cell>
          <table:table-cell table:number-columns-repeated="2"/>
          <table:table-cell table:style-name="ce31" office:value-type="string" calcext:value-type="string">
            <text:p>VB NN</text:p>
          </table:table-cell>
          <table:table-cell table:style-name="ce31" table:formula="of:=0.00129*[.K5]" office:value-type="float" office:value="7.69816881866739E-021" calcext:value-type="float">
            <text:p>7.69816881866739E-021</text:p>
          </table:table-cell>
        </table:table-row>
        <table:table-row table:style-name="ro1">
          <table:table-cell table:number-columns-repeated="6"/>
          <table:table-cell table:style-name="ce1" office:value-type="currency" office:currency="USD" office:value="6" calcext:value-type="currency">
            <text:p>$6.00</text:p>
          </table:table-cell>
          <table:table-cell table:number-columns-repeated="2"/>
          <table:table-cell table:style-name="ce28" office:value-type="string" calcext:value-type="string">
            <text:p>NN NN</text:p>
          </table:table-cell>
          <table:table-cell table:style-name="ce28" table:formula="of:=0.13667*[.J5]" office:value-type="float" office:value="0.000000000000198919090921638" calcext:value-type="float">
            <text:p>1.98919090921638E-013</text:p>
          </table:table-cell>
          <table:table-cell/>
          <table:table-cell table:style-name="ce31" office:value-type="string" calcext:value-type="string">
            <text:p>VB MD</text:p>
          </table:table-cell>
          <table:table-cell table:style-name="ce31" table:formula="of:=0.79718*[.K4]" office:value-type="float" office:value="1.3814541866851E-017" calcext:value-type="float">
            <text:p>1.3814541866851E-017</text:p>
          </table:table-cell>
        </table:table-row>
        <table:table-row table:style-name="ro1">
          <table:table-cell table:number-columns-repeated="6"/>
          <table:table-cell table:style-name="ce18" office:value-type="string" calcext:value-type="string">
            <text:p>VB DT</text:p>
          </table:table-cell>
          <table:table-cell table:style-name="ce18" table:formula="of:=0.00025*[.H1]" office:value-type="float" office:value="0.000000146684541161195" calcext:value-type="float">
            <text:p>1.46684541161195E-007</text:p>
          </table:table-cell>
          <table:table-cell/>
          <table:table-cell table:style-name="ce28" office:value-type="string" calcext:value-type="string">
            <text:p>might NN</text:p>
          </table:table-cell>
          <table:table-cell table:style-name="ce28" office:value-type="float" office:value="0.00003" calcext:value-type="float">
            <text:p>0.00003</text:p>
          </table:table-cell>
          <table:table-cell/>
          <table:table-cell table:style-name="ce31" office:value-type="string" calcext:value-type="string">
            <text:p>collapse VB</text:p>
          </table:table-cell>
          <table:table-cell table:style-name="ce31" office:value-type="float" office:value="0.00019" calcext:value-type="float">
            <text:p>0.00019</text:p>
          </table:table-cell>
        </table:table-row>
        <table:table-row table:style-name="ro1">
          <table:table-cell table:number-columns-repeated="6"/>
          <table:table-cell table:style-name="ce18" office:value-type="string" calcext:value-type="string">
            <text:p>VB IN</text:p>
          </table:table-cell>
          <table:table-cell table:style-name="ce18" table:formula="of:=0.00041*[.H2]" office:value-type="float" office:value="0.00000000129669539315402" calcext:value-type="float">
            <text:p>1.29669539315402E-009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6"/>
          <table:table-cell table:style-name="ce18" office:value-type="string" calcext:value-type="string">
            <text:p>VB WDT</text:p>
          </table:table-cell>
          <table:table-cell table:style-name="ce18" table:formula="of:=0.00154*[.H9]" office:value-type="float" office:value="0.000000000284644271038864" calcext:value-type="float">
            <text:p>2.84644271038864E-010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6"/>
          <table:table-cell table:style-name="ce18" office:value-type="string" calcext:value-type="string">
            <text:p>round VB</text:p>
          </table:table-cell>
          <table:table-cell table:style-name="ce18" office:value-type="float" office:value="0.00012" calcext:value-type="float">
            <text:p>0.00012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6"/>
          <table:table-cell table:style-name="ce1" office:value-type="currency" office:currency="USD" office:value="7" calcext:value-type="currency">
            <text:p>$7.00</text:p>
          </table:table-cell>
          <table:table-cell table:number-columns-repeated="6"/>
          <table:table-cell table:style-name="Default"/>
        </table:table-row>
        <table:table-row table:style-name="ro1">
          <table:table-cell table:number-columns-repeated="6"/>
          <table:table-cell table:style-name="ce19" office:value-type="string" calcext:value-type="string">
            <text:p>VBP DT</text:p>
          </table:table-cell>
          <table:table-cell table:style-name="ce19" table:formula="of:=0.0023*[.H1]" office:value-type="float" office:value="0.00000134949777868299" calcext:value-type="float">
            <text:p>1.34949777868299E-006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6"/>
          <table:table-cell table:style-name="ce19" office:value-type="string" calcext:value-type="string">
            <text:p>VBP IN</text:p>
          </table:table-cell>
          <table:table-cell table:style-name="ce19" table:formula="of:=0.00024*[.H2]" office:value-type="float" office:value="0.000000000759041205748692" calcext:value-type="float">
            <text:p>7.59041205748692E-010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6"/>
          <table:table-cell table:style-name="ce19" office:value-type="string" calcext:value-type="string">
            <text:p>VBP WDT</text:p>
          </table:table-cell>
          <table:table-cell table:style-name="ce19" table:formula="of:=0.13238*[.H9]" office:value-type="float" office:value="0.0000000244683172728083" calcext:value-type="float">
            <text:p>2.44683172728083E-008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6"/>
          <table:table-cell table:style-name="ce19" office:value-type="string" calcext:value-type="string">
            <text:p>round VBP</text:p>
          </table:table-cell>
          <table:table-cell table:style-name="ce19" office:value-type="float" office:value="0.00008043111" calcext:value-type="float">
            <text:p>8.043111E-005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table-cell office:value-type="float" office:value="0.11305" calcext:value-type="float">
            <text:p>0.11305</text:p>
          </table:table-cell>
          <table:table-cell office:value-type="float" office:value="0.00519" calcext:value-type="float">
            <text:p>0.00519</text:p>
          </table:table-cell>
          <table:table-cell table:formula="of:=[.D37]*[.E37]" office:value-type="float" office:value="0.0005867295" calcext:value-type="float">
            <text:p>0.0005867295</text:p>
          </table:table-cell>
          <table:table-cell table:number-columns-repeated="7"/>
          <table:table-cell table:style-name="Default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6"/>
          <table:table-cell table:style-name="ce20" office:value-type="string" calcext:value-type="string" table:number-columns-spanned="2" table:number-rows-spanned="1">
            <text:p>Exhaustive search:</text:p>
          </table:table-cell>
          <table:covered-table-cell/>
          <table:table-cell table:number-columns-repeated="4"/>
          <table:table-cell table:style-name="ce36" office:value-type="string" calcext:value-type="string">
            <text:p>Max=</text:p>
          </table:table-cell>
          <table:table-cell table:style-name="ce38" table:formula="of:=MAX([.N40:.N111])" office:value-type="float" office:value="1.72360055425773E-060" calcext:value-type="float">
            <text:p>1.72360055425773E-06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/>
          <table:table-cell table:style-name="ce39" table:formula="of:=[.G10]*[.H1]*[.I3]*[.J5]*[.K4]*[.L5]" office:value-type="float" office:value="4.95815844884087E-062" calcext:value-type="float">
            <text:p>4.95815844884087E-0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style-name="ce39" table:formula="of:=[.G10]*[.H1]*[.I3]*[.J5]*[.K4]*[.L6]" office:value-type="float" office:value="1.74415015986038E-064" calcext:value-type="float">
            <text:p>1.74415015986038E-0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VB</text:p>
          </table:table-cell>
          <table:table-cell/>
          <table:table-cell table:style-name="ce39" table:formula="of:=[.G10]*[.H1]*[.I3]*[.J5]*[.K4]*[.L7]" office:value-type="float" office:value="4.09142851292751E-061" calcext:value-type="float">
            <text:p>4.09142851292751E-0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NN</text:p>
          </table:table-cell>
          <table:table-cell/>
          <table:table-cell table:style-name="ce39" table:formula="of:=[.G10]*[.H1]*[.I3]*[.J5]*[.K5]*[.L5]" office:value-type="float" office:value="1.70741082083371E-062" calcext:value-type="float">
            <text:p>1.70741082083371E-0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/>
          <table:table-cell table:style-name="ce39" table:formula="of:=[.G10]*[.H1]*[.I3]*[.J5]*[.K5]*[.L6]" office:value-type="float" office:value="6.00622365507635E-065" calcext:value-type="float">
            <text:p>6.00622365507635E-0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VB</text:p>
          </table:table-cell>
          <table:table-cell table:style-name="ce37"/>
          <table:table-cell table:style-name="ce39" table:formula="of:=[.G10]*[.H1]*[.I3]*[.J5]*[.K5]*[.L7]" office:value-type="float" office:value="1.40894031276333E-061" calcext:value-type="float">
            <text:p>1.40894031276333E-061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21" office:value-type="string" calcext:value-type="string">
            <text:p>&lt;s&gt;</text:p>
          </table:table-cell>
          <table:table-cell table:style-name="ce21" office:value-type="string" calcext:value-type="string">
            <text:p>DT</text:p>
          </table:table-cell>
          <table:table-cell table:number-columns-repeated="2" table:style-name="ce21" office:value-type="string" calcext:value-type="string">
            <text:p>NN</text:p>
          </table:table-cell>
          <table:table-cell table:style-name="ce21" office:value-type="string" calcext:value-type="string">
            <text:p>MD</text:p>
          </table:table-cell>
          <table:table-cell table:style-name="ce21" office:value-type="string" calcext:value-type="string">
            <text:p>NN</text:p>
          </table:table-cell>
          <table:table-cell table:style-name="ce21"/>
          <table:table-cell table:style-name="ce39" table:formula="of:=[.G10]*[.H1]*[.I5]*[.J5]*[.K4]*[.L5]" office:value-type="float" office:value="2.08872882014624E-061" calcext:value-type="float">
            <text:p>2.08872882014624E-0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style-name="ce39" table:formula="of:=[.G10]*[.H1]*[.I5]*[.J5]*[.K4]*[.L6]" office:value-type="float" office:value="7.34760041082337E-064" calcext:value-type="float">
            <text:p>7.34760041082337E-064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 table:number-columns-spanned="2" table:number-rows-spanned="1">
            <text:p>Exhaustive Optimal:</text:p>
          </table:table-cell>
          <table:covered-table-cell table:style-name="ce11"/>
          <table:table-cell table:style-name="ce22" office:value-type="string" calcext:value-type="string">
            <text:p>&lt;s&gt;</text:p>
          </table:table-cell>
          <table:table-cell table:style-name="ce22" office:value-type="string" calcext:value-type="string">
            <text:p>DT</text:p>
          </table:table-cell>
          <table:table-cell table:number-columns-repeated="2" table:style-name="ce22" office:value-type="string" calcext:value-type="string">
            <text:p>NN</text:p>
          </table:table-cell>
          <table:table-cell table:style-name="ce22" office:value-type="string" calcext:value-type="string">
            <text:p>MD</text:p>
          </table:table-cell>
          <table:table-cell table:style-name="ce22" office:value-type="string" calcext:value-type="string">
            <text:p>VB</text:p>
          </table:table-cell>
          <table:table-cell table:style-name="ce22"/>
          <table:table-cell table:style-name="ce40" table:formula="of:=[.G10]*[.H1]*[.I5]*[.J5]*[.K4]*[.L7]" office:value-type="float" office:value="1.72360055425773E-060" calcext:value-type="float">
            <text:p>1.72360055425773E-06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4" office:value-type="string" calcext:value-type="string">
            <text:p>NN</text:p>
          </table:table-cell>
          <table:table-cell/>
          <table:table-cell table:formula="of:=[.G10]*[.H1]*[.I5]*[.J5]*[.K5]*[.L5]" office:value-type="float" office:value="7.19282819640156E-062" calcext:value-type="float">
            <text:p>7.19282819640156E-0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/>
          <table:table-cell table:formula="of:=[.G10]*[.H1]*[.I5]*[.J5]*[.K5]*[.L6]" office:value-type="float" office:value="2.53024839323861E-064" calcext:value-type="float">
            <text:p>2.53024839323861E-0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NN</text:p>
          </table:table-cell>
          <table:table-cell office:value-type="string" calcext:value-type="string">
            <text:p>VB</text:p>
          </table:table-cell>
          <table:table-cell/>
          <table:table-cell table:formula="of:=[.G10]*[.H1]*[.I5]*[.J5]*[.K5]*[.L7]" office:value-type="float" office:value="5.93545823010684E-061" calcext:value-type="float">
            <text:p>5.93545823010684E-061</text:p>
          </table:table-cell>
        </table:table-row>
        <table:table-row table:style-name="ro1">
          <table:table-cell table:number-columns-repeated="6"/>
          <table:table-cell table:style-name="ce23" office:value-type="string" calcext:value-type="string">
            <text:p>&lt;s&gt;</text:p>
          </table:table-cell>
          <table:table-cell table:style-name="ce23" office:value-type="string" calcext:value-type="string">
            <text:p>DT</text:p>
          </table:table-cell>
          <table:table-cell table:style-name="ce23" office:value-type="string" calcext:value-type="string">
            <text:p>VB</text:p>
          </table:table-cell>
          <table:table-cell table:style-name="ce23" office:value-type="string" calcext:value-type="string">
            <text:p>NN</text:p>
          </table:table-cell>
          <table:table-cell table:style-name="ce23" office:value-type="string" calcext:value-type="string">
            <text:p>MD</text:p>
          </table:table-cell>
          <table:table-cell table:style-name="ce35" office:value-type="string" calcext:value-type="string">
            <text:p>NN</text:p>
          </table:table-cell>
          <table:table-cell table:style-name="ce21"/>
          <table:table-cell table:formula="of:=[.G10]*[.H1]*[.I7]*[.J5]*[.K4]*[.L5]" office:value-type="float" office:value="8.28569259498808E-065" calcext:value-type="float">
            <text:p>8.28569259498808E-0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formula="of:=[.G10]*[.H1]*[.I7]*[.J5]*[.K4]*[.L6]" office:value-type="float" office:value="2.91468943826936E-067" calcext:value-type="float">
            <text:p>2.91468943826936E-0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VB</text:p>
          </table:table-cell>
          <table:table-cell/>
          <table:table-cell table:formula="of:=[.G10]*[.H1]*[.I7]*[.J5]*[.K4]*[.L7]" office:value-type="float" office:value="6.83728026892966E-064" calcext:value-type="float">
            <text:p>6.83728026892966E-0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table:number-columns-repeated="3" office:value-type="string" calcext:value-type="string">
            <text:p>NN</text:p>
          </table:table-cell>
          <table:table-cell/>
          <table:table-cell table:formula="of:=[.G10]*[.H1]*[.I7]*[.J5]*[.K5]*[.L5]" office:value-type="float" office:value="2.85329348401356E-065" calcext:value-type="float">
            <text:p>2.85329348401356E-0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/>
          <table:table-cell table:formula="of:=[.G10]*[.H1]*[.I7]*[.J5]*[.K5]*[.L6]" office:value-type="float" office:value="1.00371384610233E-067" calcext:value-type="float">
            <text:p>1.00371384610233E-0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VB</text:p>
          </table:table-cell>
          <table:table-cell table:style-name="ce1"/>
          <table:table-cell table:formula="of:=[.G10]*[.H1]*[.I7]*[.J5]*[.K5]*[.L7]" office:value-type="float" office:value="2.35451255475156E-064" calcext:value-type="float">
            <text:p>2.35451255475156E-0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/>
          <table:table-cell table:formula="of:=[.G10]*[.H1]*[.I8]*[.J5]*[.K4]*[.L5]" office:value-type="float" office:value="5.10927713609148E-064" calcext:value-type="float">
            <text:p>5.10927713609148E-0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formula="of:=[.G10]*[.H1]*[.I8]*[.J5]*[.K4]*[.L6]" office:value-type="float" office:value="1.79730975232715E-066" calcext:value-type="float">
            <text:p>1.79730975232715E-0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VB</text:p>
          </table:table-cell>
          <table:table-cell/>
          <table:table-cell table:formula="of:=[.G10]*[.H1]*[.I8]*[.J5]*[.K4]*[.L7]" office:value-type="float" office:value="4.21613031748518E-063" calcext:value-type="float">
            <text:p>4.21613031748518E-0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table:number-columns-repeated="3" office:value-type="string" calcext:value-type="string">
            <text:p>NN</text:p>
          </table:table-cell>
          <table:table-cell/>
          <table:table-cell table:formula="of:=[.G10]*[.H1]*[.I8]*[.J5]*[.K5]*[.L5]" office:value-type="float" office:value="1.75945064257483E-064" calcext:value-type="float">
            <text:p>1.75945064257483E-0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/>
          <table:table-cell table:formula="of:=[.G10]*[.H1]*[.I8]*[.J5]*[.K5]*[.L6]" office:value-type="float" office:value="6.18928610526911E-067" calcext:value-type="float">
            <text:p>6.18928610526911E-0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VB</text:p>
          </table:table-cell>
          <table:table-cell table:style-name="ce1"/>
          <table:table-cell table:formula="of:=[.G10]*[.H1]*[.I8]*[.J5]*[.K5]*[.L7]" office:value-type="float" office:value="1.4518831135383E-063" calcext:value-type="float">
            <text:p>1.4518831135383E-0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/>
          <table:table-cell table:formula="of:=[.G10]*[.H9]*[.I3]*[.J5]*[.K4]*[.L5]" office:value-type="float" office:value="1.56191641781147E-065" calcext:value-type="float">
            <text:p>1.56191641781147E-0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formula="of:=[.G10]*[.H9]*[.I3]*[.J5]*[.K4]*[.L6]" office:value-type="float" office:value="5.49441248786899E-068" calcext:value-type="float">
            <text:p>5.49441248786899E-06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VB</text:p>
          </table:table-cell>
          <table:table-cell/>
          <table:table-cell table:formula="of:=[.G10]*[.H9]*[.I3]*[.J5]*[.K4]*[.L7]" office:value-type="float" office:value="1.28887961782211E-064" calcext:value-type="float">
            <text:p>1.28887961782211E-0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NN</text:p>
          </table:table-cell>
          <table:table-cell/>
          <table:table-cell table:formula="of:=[.G10]*[.H9]*[.I3]*[.J5]*[.K5]*[.L5]" office:value-type="float" office:value="5.37867641892849E-066" calcext:value-type="float">
            <text:p>5.37867641892849E-0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/>
          <table:table-cell table:formula="of:=[.G10]*[.H9]*[.I3]*[.J5]*[.K5]*[.L6]" office:value-type="float" office:value="1.89207735749239E-068" calcext:value-type="float">
            <text:p>1.89207735749239E-06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VB</text:p>
          </table:table-cell>
          <table:table-cell/>
          <table:table-cell table:formula="of:=[.G10]*[.H9]*[.I3]*[.J5]*[.K5]*[.L7]" office:value-type="float" office:value="4.43843622370713E-065" calcext:value-type="float">
            <text:p>4.43843622370713E-0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/>
          <table:table-cell table:formula="of:=[.G10]*[.H9]*[.I5]*[.J5]*[.K4]*[.L5]" office:value-type="float" office:value="6.57990233713708E-065" calcext:value-type="float">
            <text:p>6.57990233713708E-0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formula="of:=[.G10]*[.H9]*[.I5]*[.J5]*[.K4]*[.L6]" office:value-type="float" office:value="2.31463714433457E-067" calcext:value-type="float">
            <text:p>2.31463714433457E-0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VB</text:p>
          </table:table-cell>
          <table:table-cell/>
          <table:table-cell table:formula="of:=[.G10]*[.H9]*[.I5]*[.J5]*[.K4]*[.L7]" office:value-type="float" office:value="5.42967723041097E-064" calcext:value-type="float">
            <text:p>5.42967723041097E-0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table:number-columns-repeated="4" office:value-type="string" calcext:value-type="string">
            <text:p>NN</text:p>
          </table:table-cell>
          <table:table-cell/>
          <table:table-cell table:formula="of:=[.G10]*[.H9]*[.I5]*[.J5]*[.K5]*[.L5]" office:value-type="float" office:value="2.26588088427939E-065" calcext:value-type="float">
            <text:p>2.26588088427939E-0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/>
          <table:table-cell table:formula="of:=[.G10]*[.H9]*[.I5]*[.J5]*[.K5]*[.L6]" office:value-type="float" office:value="7.97077493048737E-068" calcext:value-type="float">
            <text:p>7.97077493048737E-06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NN</text:p>
          </table:table-cell>
          <table:table-cell office:value-type="string" calcext:value-type="string">
            <text:p>VB</text:p>
          </table:table-cell>
          <table:table-cell/>
          <table:table-cell table:formula="of:=[.G10]*[.H9]*[.I5]*[.J5]*[.K5]*[.L7]" office:value-type="float" office:value="1.86978487123691E-064" calcext:value-type="float">
            <text:p>1.86978487123691E-0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/>
          <table:table-cell table:formula="of:=[.G10]*[.H9]*[.I7]*[.J5]*[.K4]*[.L5]" office:value-type="float" office:value="2.61015444152987E-068" calcext:value-type="float">
            <text:p>2.61015444152987E-06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formula="of:=[.G10]*[.H9]*[.I7]*[.J5]*[.K4]*[.L6]" office:value-type="float" office:value="9.18183905058321E-071" calcext:value-type="float">
            <text:p>9.18183905058321E-0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VB</text:p>
          </table:table-cell>
          <table:table-cell/>
          <table:table-cell table:formula="of:=[.G10]*[.H9]*[.I7]*[.J5]*[.K4]*[.L7]" office:value-type="float" office:value="2.15387636668133E-067" calcext:value-type="float">
            <text:p>2.15387636668133E-0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</text:p>
          </table:table-cell>
          <table:table-cell table:number-columns-repeated="3" office:value-type="string" calcext:value-type="string">
            <text:p>NN</text:p>
          </table:table-cell>
          <table:table-cell/>
          <table:table-cell table:formula="of:=[.G10]*[.H9]*[.I7]*[.J5]*[.K5]*[.L5]" office:value-type="float" office:value="8.98842984446605E-069" calcext:value-type="float">
            <text:p>8.98842984446605E-0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/>
          <table:table-cell table:formula="of:=[.G10]*[.H9]*[.I7]*[.J5]*[.K5]*[.L6]" office:value-type="float" office:value="3.16189397976669E-071" calcext:value-type="float">
            <text:p>3.16189397976669E-0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VB</text:p>
          </table:table-cell>
          <table:table-cell/>
          <table:table-cell table:formula="of:=[.G10]*[.H9]*[.I7]*[.J5]*[.K5]*[.L7]" office:value-type="float" office:value="7.41717283373517E-068" calcext:value-type="float">
            <text:p>7.41717283373517E-06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/>
          <table:table-cell table:formula="of:=[.G10]*[.H9]*[.I8]*[.J5]*[.K4]*[.L5]" office:value-type="float" office:value="1.60952174569486E-067" calcext:value-type="float">
            <text:p>1.60952174569486E-0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formula="of:=[.G10]*[.H9]*[.I8]*[.J5]*[.K4]*[.L6]" office:value-type="float" office:value="5.66187555121144E-070" calcext:value-type="float">
            <text:p>5.66187555121144E-07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VB</text:p>
          </table:table-cell>
          <table:table-cell/>
          <table:table-cell table:formula="of:=[.G10]*[.H9]*[.I8]*[.J5]*[.K4]*[.L7]" office:value-type="float" office:value="1.32816311347459E-066" calcext:value-type="float">
            <text:p>1.32816311347459E-0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P</text:p>
          </table:table-cell>
          <table:table-cell table:number-columns-repeated="3" office:value-type="string" calcext:value-type="string">
            <text:p>NN</text:p>
          </table:table-cell>
          <table:table-cell/>
          <table:table-cell table:formula="of:=[.G10]*[.H9]*[.I8]*[.J5]*[.K5]*[.L5]" office:value-type="float" office:value="5.54261198653108E-068" calcext:value-type="float">
            <text:p>5.54261198653108E-06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P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/>
          <table:table-cell table:formula="of:=[.G10]*[.H9]*[.I8]*[.J5]*[.K5]*[.L6]" office:value-type="float" office:value="1.9497455924613E-070" calcext:value-type="float">
            <text:p>1.9497455924613E-07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P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VB</text:p>
          </table:table-cell>
          <table:table-cell/>
          <table:table-cell table:formula="of:=[.G10]*[.H9]*[.I8]*[.J5]*[.K5]*[.L7]" office:value-type="float" office:value="4.57371440460693E-067" calcext:value-type="float">
            <text:p>4.57371440460693E-0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/>
          <table:table-cell table:formula="of:=[.G10]*[.H2]*[.I3]*[.J5]*[.K4]*[.L5]" office:value-type="float" office:value="2.672576680477E-064" calcext:value-type="float">
            <text:p>2.672576680477E-0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formula="of:=[.G10]*[.H2]*[.I3]*[.J5]*[.K4]*[.L6]" office:value-type="float" office:value="9.40142412266563E-067" calcext:value-type="float">
            <text:p>9.40142412266563E-0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VB</text:p>
          </table:table-cell>
          <table:table-cell/>
          <table:table-cell table:formula="of:=[.G10]*[.H2]*[.I3]*[.J5]*[.K4]*[.L7]" office:value-type="float" office:value="2.20538664633541E-063" calcext:value-type="float">
            <text:p>2.20538664633541E-0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NN</text:p>
          </table:table-cell>
          <table:table-cell/>
          <table:table-cell table:formula="of:=[.G10]*[.H2]*[.I3]*[.J5]*[.K5]*[.L5]" office:value-type="float" office:value="9.20338950607977E-065" calcext:value-type="float">
            <text:p>9.20338950607977E-0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/>
          <table:table-cell table:formula="of:=[.G10]*[.H2]*[.I3]*[.J5]*[.K5]*[.L6]" office:value-type="float" office:value="3.23751115336766E-067" calcext:value-type="float">
            <text:p>3.23751115336766E-0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VB</text:p>
          </table:table-cell>
          <table:table-cell/>
          <table:table-cell table:formula="of:=[.G10]*[.H2]*[.I3]*[.J5]*[.K5]*[.L7]" office:value-type="float" office:value="7.59455564586801E-064" calcext:value-type="float">
            <text:p>7.59455564586801E-0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/>
          <table:table-cell table:formula="of:=[.G10]*[.H2]*[.I5]*[.J5]*[.K4]*[.L5]" office:value-type="float" office:value="1.12587929453286E-063" calcext:value-type="float">
            <text:p>1.12587929453286E-0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formula="of:=[.G10]*[.H2]*[.I5]*[.J5]*[.K4]*[.L6]" office:value-type="float" office:value="3.96054819910416E-066" calcext:value-type="float">
            <text:p>3.96054819910416E-0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VB</text:p>
          </table:table-cell>
          <table:table-cell/>
          <table:table-cell table:formula="of:=[.G10]*[.H2]*[.I5]*[.J5]*[.K4]*[.L7]" office:value-type="float" office:value="9.2906563904656E-063" calcext:value-type="float">
            <text:p>9.2906563904656E-0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4" office:value-type="string" calcext:value-type="string">
            <text:p>NN</text:p>
          </table:table-cell>
          <table:table-cell/>
          <table:table-cell table:formula="of:=[.G10]*[.H2]*[.I5]*[.J5]*[.K5]*[.L5]" office:value-type="float" office:value="3.87712194007724E-064" calcext:value-type="float">
            <text:p>3.87712194007724E-0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/>
          <table:table-cell table:formula="of:=[.G10]*[.H2]*[.I5]*[.J5]*[.K5]*[.L6]" office:value-type="float" office:value="1.3638698563909E-066" calcext:value-type="float">
            <text:p>1.3638698563909E-0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NN</text:p>
          </table:table-cell>
          <table:table-cell office:value-type="string" calcext:value-type="string">
            <text:p>VB</text:p>
          </table:table-cell>
          <table:table-cell/>
          <table:table-cell table:formula="of:=[.G10]*[.H2]*[.I5]*[.J5]*[.K5]*[.L7]" office:value-type="float" office:value="3.19936674420668E-063" calcext:value-type="float">
            <text:p>3.19936674420668E-0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/>
          <table:table-cell table:formula="of:=[.G10]*[.H2]*[.I7]*[.J5]*[.K4]*[.L5]" office:value-type="float" office:value="4.46620434571692E-067" calcext:value-type="float">
            <text:p>4.46620434571692E-0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formula="of:=[.G10]*[.H2]*[.I7]*[.J5]*[.K4]*[.L6]" office:value-type="float" office:value="1.57109360338664E-069" calcext:value-type="float">
            <text:p>1.57109360338664E-0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VB</text:p>
          </table:table-cell>
          <table:table-cell/>
          <table:table-cell table:formula="of:=[.G10]*[.H2]*[.I7]*[.J5]*[.K4]*[.L7]" office:value-type="float" office:value="3.68547233679047E-066" calcext:value-type="float">
            <text:p>3.68547233679047E-0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table:number-columns-repeated="3" office:value-type="string" calcext:value-type="string">
            <text:p>NN</text:p>
          </table:table-cell>
          <table:table-cell/>
          <table:table-cell table:formula="of:=[.G10]*[.H2]*[.I7]*[.J5]*[.K5]*[.L5]" office:value-type="float" office:value="1.53799958323526E-067" calcext:value-type="float">
            <text:p>1.53799958323526E-0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/>
          <table:table-cell table:formula="of:=[.G10]*[.H2]*[.I7]*[.J5]*[.K5]*[.L6]" office:value-type="float" office:value="5.41027933383633E-070" calcext:value-type="float">
            <text:p>5.41027933383633E-07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VB</text:p>
          </table:table-cell>
          <table:table-cell/>
          <table:table-cell table:formula="of:=[.G10]*[.H2]*[.I7]*[.J5]*[.K5]*[.L7]" office:value-type="float" office:value="1.26914365739773E-066" calcext:value-type="float">
            <text:p>1.26914365739773E-0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/>
          <table:table-cell table:formula="of:=[.G10]*[.H2]*[.I8]*[.J5]*[.K4]*[.L5]" office:value-type="float" office:value="2.7540335930984E-066" calcext:value-type="float">
            <text:p>2.7540335930984E-0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formula="of:=[.G10]*[.H2]*[.I8]*[.J5]*[.K4]*[.L6]" office:value-type="float" office:value="9.68796818662866E-069" calcext:value-type="float">
            <text:p>9.68796818662866E-0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VB</text:p>
          </table:table-cell>
          <table:table-cell/>
          <table:table-cell table:formula="of:=[.G10]*[.H2]*[.I8]*[.J5]*[.K4]*[.L7]" office:value-type="float" office:value="2.27260417040469E-065" calcext:value-type="float">
            <text:p>2.27260417040469E-0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table:number-columns-repeated="3" office:value-type="string" calcext:value-type="string">
            <text:p>NN</text:p>
          </table:table-cell>
          <table:table-cell/>
          <table:table-cell table:formula="of:=[.G10]*[.H2]*[.I8]*[.J5]*[.K5]*[.L5]" office:value-type="float" office:value="9.48389771386809E-067" calcext:value-type="float">
            <text:p>9.48389771386809E-0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/>
          <table:table-cell table:formula="of:=[.G10]*[.H2]*[.I8]*[.J5]*[.K5]*[.L6]" office:value-type="float" office:value="3.33618658710063E-069" calcext:value-type="float">
            <text:p>3.33618658710063E-0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VB</text:p>
          </table:table-cell>
          <table:table-cell/>
          <table:table-cell table:formula="of:=[.G10]*[.H2]*[.I8]*[.J5]*[.K5]*[.L7]" office:value-type="float" office:value="7.82602853873686E-066" calcext:value-type="float">
            <text:p>7.82602853873686E-066</text:p>
          </table:table-cell>
        </table:table-row>
        <table:table-row table:style-name="ro1" table:number-rows-repeated="11">
          <table:table-cell table:number-columns-repeated="13"/>
          <table:table-cell table:style-name="Default"/>
        </table:table-row>
        <table:table-row table:style-name="ro1">
          <table:table-cell table:number-columns-repeated="1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gt Ericsson</meta:initial-creator>
    <meta:creation-date>2014-03-13T21:02:54.730334070</meta:creation-date>
    <dc:date>2014-03-19T08:57:35.909321478</dc:date>
    <dc:creator>Bengt Ericsson</dc:creator>
    <meta:editing-duration>PT15H17M29S</meta:editing-duration>
    <meta:editing-cycles>19</meta:editing-cycles>
    <meta:generator>LibreOffice/4.1.3.2$Linux_X86_64 LibreOffice_project/410m0$Build-2</meta:generator>
    <meta:document-statistic meta:table-count="1" meta:cell-count="694" meta:object-count="0"/>
  </office:meta>
</office:document-meta>
</file>